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scadia Code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0.5pt" style:font-size-asian="10.5pt" style:font-size-complex="10.5pt"/>
    </style:style>
    <style:style style:name="P2" style:family="paragraph" style:parent-style-name="Standard">
      <style:text-properties style:font-name="Cascadia Code" fo:font-size="9pt" style:font-size-asian="9pt" style:font-size-complex="9pt"/>
    </style:style>
    <style:style style:name="P3" style:family="paragraph" style:parent-style-name="Standard">
      <style:paragraph-properties fo:break-before="page"/>
      <style:text-properties style:font-name="Cascadia Code" fo:font-size="10.5pt" style:font-size-asian="10.5pt" style:font-size-complex="10.5pt"/>
    </style:style>
    <style:style style:name="P4" style:family="paragraph" style:parent-style-name="Standard">
      <style:paragraph-properties fo:break-before="page"/>
      <style:text-properties style:font-name="Cascadia Code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ing of cube surfaces.</text:p>
      <text:p text:style-name="P1"/>
      <text:p text:style-name="P1">REM ** SOLCUBE ** 1981 - Basic-80</text:p>
      <text:p text:style-name="P1">---------------------------------</text:p>
      <text:p text:style-name="P1"/>
      <text:p text:style-name="P1"><text:s text:c="4"/>Outside view <text:s text:c="13"/>Up <text:s text:c="13"/>Inside view <text:s text:c="13"/>Back</text:p>
      <text:p text:style-name="P1"><text:s text:c="21"/>______ ______ ______ <text:s text:c="21"/>______ ______ ______</text:p>
      <text:p text:style-name="P1"><text:s text:c="19"/>/ <text:s text:c="5"/>/ <text:s text:c="5"/>/ <text:s text:c="5"/>/| <text:s text:c="18"/>/| <text:s text:c="5"/>! <text:s text:c="5"/>! <text:s text:c="5"/>|</text:p>
      <text:p text:style-name="P1"><text:s text:c="17"/>/ <text:s/>36 <text:s/>/ <text:s/>37 <text:s/>/ <text:s/>38 <text:s/>/ <text:s/>| <text:s text:c="16"/>/ <text:s/>| <text:s/>20 <text:s/>! <text:s/>19 <text:s/>! <text:s/>18 <text:s/>|</text:p>
      <text:p text:style-name="P1"><text:s text:c="15"/>/______/______/______/ 11 | <text:s text:c="14"/>/ 27 |______!______!______|</text:p>
      <text:p text:style-name="P1"><text:s text:c="13"/>/ <text:s text:c="5"/>/ <text:s text:c="5"/>/ <text:s text:c="5"/>/ ! <text:s text:c="3"/>/ <text:s text:c="6"/>Left <text:s/>/ ! <text:s text:c="3"/>| <text:s text:c="5"/>! <text:s text:c="5"/>! <text:s text:c="5"/>|</text:p>
      <text:p text:style-name="P1"><text:s text:c="11"/>/ <text:s/>39 <text:s/>/ <text:s/>40 <text:s/>/ <text:s/>41 <text:s/>/ <text:s text:c="2"/>! <text:s/>/ | <text:s text:c="10"/>/ <text:s text:c="2"/>! <text:s/>/ | <text:s/>23 <text:s/>! <text:s/>22 <text:s/>! <text:s/>21 <text:s/>|</text:p>
      <text:p text:style-name="P1"><text:s text:c="9"/>/______/______/______/ <text:s/>10 !/ 14| <text:s text:c="8"/>/ <text:s/>28 !/ <text:s text:c="2"/>|______!______!______|</text:p>
      <text:p text:style-name="P1"><text:s text:c="7"/>/ <text:s text:c="5"/>/ <text:s text:c="5"/>/ <text:s text:c="5"/>/ ! <text:s text:c="3"/>/! <text:s text:c="3"/>/ <text:s text:c="6"/>/ <text:s/>! <text:s text:c="2"/>/! 30 | <text:s text:c="5"/>! <text:s text:c="5"/>! <text:s text:c="5"/>|</text:p>
      <text:p text:style-name="P1"><text:s text:c="5"/>/ <text:s/>42 <text:s/>/ <text:s/>43 <text:s/>/ <text:s/>44 <text:s/>/ <text:s text:c="2"/>! <text:s/>/ <text:s/>! <text:s/>/ | <text:s text:c="4"/>/ <text:s text:c="3"/>! / <text:s/>! <text:s/>/ | <text:s/>26 <text:s/>! <text:s/>25 <text:s/>! <text:s/>24 <text:s/>|</text:p>
      <text:p text:style-name="P1"><text:s text:c="3"/>/______/______/______/ <text:s/>9 <text:s/>!/ 13 !/17 | <text:s text:c="3"/>| 29 <text:s/>! 31 !/ <text:s text:c="2"/>|______!______!______|</text:p>
      <text:p text:style-name="P1"><text:s text:c="3"/>| <text:s text:c="5"/>! <text:s text:c="5"/>! <text:s text:c="5"/>| <text:s text:c="3"/>/! <text:s text:c="3"/>/! <text:s text:c="3"/>/ <text:s text:c="3"/>| <text:s text:c="2"/>/ ! <text:s text:c="2"/>/!33 / <text:s text:c="5"/>/ <text:s text:c="5"/>/ <text:s text:c="5"/>/</text:p>
      <text:p text:style-name="P1"><text:s text:c="3"/>| <text:s/>0 <text:s text:c="2"/>! <text:s/>1 <text:s text:c="2"/>! <text:s/>2 <text:s text:c="2"/>| <text:s/>/ <text:s/>! <text:s/>/ <text:s/>! <text:s/>/ <text:s text:c="5"/>| / <text:s text:c="2"/>! / <text:s/>! <text:s/>/ <text:s/>51 <text:s/>/ <text:s/>52 / <text:s/>53 <text:s/>/</text:p>
      <text:p text:style-name="P1"><text:s text:c="3"/>|______!______!______|/ 12 !/ 16 !/ <text:s text:c="7"/>| 32 <text:s/>! 34 !/______/______/______/</text:p>
      <text:p text:style-name="P1"><text:s text:c="3"/>| <text:s text:c="5"/>! <text:s text:c="5"/>! <text:s text:c="5"/>| <text:s text:c="3"/>/! <text:s text:c="3"/>/ <text:s text:c="9"/>| <text:s text:c="2"/>/ ! <text:s text:c="2"/>/ <text:s text:c="5"/>/ <text:s text:c="5"/>/ <text:s text:c="5"/>/</text:p>
      <text:p text:style-name="P1"><text:s text:c="3"/>| <text:s/>3 <text:s text:c="2"/>! <text:s/>4 <text:s text:c="2"/>! <text:s/>5 <text:s text:c="2"/>| <text:s/>/ <text:s/>! <text:s/>/ <text:s text:c="11"/>| / <text:s text:c="2"/>! / 48 <text:s text:c="2"/>/ 49 <text:s text:c="2"/>/ <text:s/>50 <text:s/>/</text:p>
      <text:p text:style-name="P1"><text:s text:c="3"/>|______!______!______|/ 15 !/ Right <text:s text:c="7"/>| 35 <text:s/>!______/______/______/</text:p>
      <text:p text:style-name="P1"><text:s text:c="3"/>| <text:s text:c="5"/>! <text:s text:c="5"/>! <text:s text:c="5"/>| <text:s text:c="3"/>/ <text:s text:c="15"/>| <text:s text:c="2"/>/ <text:s text:c="5"/>/ <text:s text:c="5"/>/ <text:s text:c="5"/>/</text:p>
      <text:p text:style-name="P1"><text:s text:c="3"/>| <text:s/>6 <text:s text:c="2"/>! <text:s/>7 <text:s text:c="2"/>! <text:s/>8 <text:s text:c="2"/>| <text:s/>/ <text:s text:c="17"/>| / <text:s/>45 <text:s/>/ <text:s/>46 <text:s/>/ 47 <text:s text:c="2"/>/</text:p>
      <text:p text:style-name="P1"><text:s text:c="3"/>|______!______!______|/ <text:s text:c="19"/>|______/______/______/</text:p>
      <text:p text:style-name="P1"><text:s text:c="11"/>Front <text:s text:c="38"/>Down</text:p>
      <text:p text:style-name="P1"/>
      <text:p text:style-name="P2"><text:s text:c="34"/>Back</text:p>
      <text:p text:style-name="P2"><text:s text:c="24"/>_________________________</text:p>
      <text:p text:style-name="P2"><text:s text:c="24"/>| <text:s text:c="6"/>| <text:s text:c="6"/>| <text:s text:c="6"/>|</text:p>
      <text:p text:style-name="P2"><text:s text:c="24"/>| <text:s/>26 <text:s text:c="2"/>| <text:s/>25 <text:s text:c="2"/>| <text:s/>24 <text:s text:c="2"/>|</text:p>
      <text:p text:style-name="P2"><text:s text:c="24"/>|_______|_______|_______|</text:p>
      <text:p text:style-name="P2"><text:s text:c="24"/>| <text:s text:c="6"/>| <text:s text:c="6"/>| <text:s text:c="6"/>|</text:p>
      <text:p text:style-name="P2"><text:s text:c="24"/>| <text:s/>23 <text:s text:c="2"/>| <text:s/>22 <text:s text:c="2"/>| <text:s/>21 <text:s text:c="2"/>|</text:p>
      <text:p text:style-name="P2"><text:s text:c="24"/>|_______|_______|_______|</text:p>
      <text:p text:style-name="P2"><text:s text:c="24"/>| <text:s text:c="6"/>| <text:s text:c="6"/>| <text:s text:c="6"/>|</text:p>
      <text:p text:style-name="P2"><text:s text:c="11"/>Left <text:s text:c="8"/>| <text:s/>20 <text:s text:c="2"/>| <text:s/>19 <text:s text:c="2"/>| <text:s/>18 <text:s text:c="2"/>| <text:s text:c="8"/>Right <text:s text:c="18"/>Down</text:p>
      <text:p text:style-name="P2">________________________|_______|_______|_______|________________________________________________</text:p>
      <text:p text:style-name="P2">| <text:s text:c="6"/>| <text:s text:c="6"/>| <text:s text:c="6"/>| <text:s text:c="6"/>| <text:s text:c="6"/>| <text:s text:c="6"/>| <text:s text:c="6"/>| <text:s text:c="6"/>| <text:s text:c="6"/>| <text:s text:c="6"/>| <text:s text:c="6"/>| <text:s text:c="6"/>|</text:p>
      <text:p text:style-name="P2">| <text:s/>33 <text:s text:c="2"/>| <text:s/>30 <text:s text:c="2"/>| <text:s/>27 <text:s text:c="2"/>| <text:s/>36 <text:s text:c="2"/>| <text:s/>37 <text:s text:c="2"/>| <text:s/>38 <text:s text:c="2"/>| <text:s/>11 <text:s text:c="2"/>| <text:s/>14 <text:s text:c="2"/>| <text:s/>17 <text:s text:c="2"/>| <text:s/>53 <text:s text:c="2"/>| <text:s/>52 <text:s text:c="2"/>| <text:s/>51 <text:s text:c="2"/>|</text:p>
      <text:p text:style-name="P2">|_______|_______|_______|_______|_______|_______|_______|_______|_______|_______|_______|_______|</text:p>
      <text:p text:style-name="P2">| <text:s text:c="6"/>| <text:s text:c="6"/>| <text:s text:c="6"/>| <text:s text:c="6"/>| <text:s/>Up <text:s text:c="2"/>| <text:s text:c="6"/>| <text:s text:c="6"/>| <text:s text:c="6"/>| <text:s text:c="6"/>| <text:s text:c="6"/>| <text:s text:c="6"/>| <text:s text:c="6"/>|</text:p>
      <text:p text:style-name="P2">| <text:s/>34 <text:s text:c="2"/>| <text:s/>31 <text:s text:c="2"/>| <text:s/>28 <text:s text:c="2"/>| <text:s/>39 <text:s text:c="2"/>| <text:s/>40 <text:s text:c="2"/>| <text:s/>41 <text:s text:c="2"/>| <text:s/>10 <text:s text:c="2"/>| <text:s/>13 <text:s text:c="2"/>| <text:s/>16 <text:s text:c="2"/>| <text:s/>50 <text:s text:c="2"/>| <text:s/>49 <text:s text:c="2"/>| <text:s/>48 <text:s text:c="2"/>|</text:p>
      <text:p text:style-name="P2">|_______|_______|_______|_______|_______|_______|_______|_______|_______|_______|_______|_______|</text:p>
      <text:p text:style-name="P2">| <text:s text:c="6"/>| <text:s text:c="6"/>| <text:s text:c="6"/>| <text:s text:c="6"/>| <text:s text:c="6"/>| <text:s text:c="6"/>| <text:s text:c="6"/>| <text:s text:c="6"/>| <text:s text:c="6"/>| <text:s text:c="6"/>| <text:s text:c="6"/>| <text:s text:c="6"/>|</text:p>
      <text:p text:style-name="P2">| <text:s/>35 <text:s text:c="2"/>| <text:s/>32 <text:s text:c="2"/>| <text:s/>29 <text:s text:c="2"/>| <text:s/>42 <text:s text:c="2"/>| <text:s/>43 <text:s text:c="2"/>| <text:s/>44 <text:s text:c="2"/>| <text:s text:c="2"/>9 <text:s text:c="2"/>| <text:s/>12 <text:s text:c="2"/>| <text:s/>15 <text:s text:c="2"/>| <text:s/>47 <text:s text:c="2"/>| <text:s/>46 <text:s text:c="2"/>| <text:s/>45 <text:s text:c="2"/>|</text:p>
      <text:p text:style-name="P2">|_______|_______|_______|_______|_______|_______|_______|_______|_______|_______|_______|_______|</text:p>
      <text:p text:style-name="P2"><text:s text:c="24"/>| <text:s text:c="6"/>| <text:s text:c="6"/>| <text:s text:c="6"/>|</text:p>
      <text:p text:style-name="P2"><text:s text:c="24"/>| <text:s text:c="2"/>0 <text:s text:c="2"/>| <text:s text:c="2"/>1 <text:s text:c="2"/>| <text:s text:c="2"/>2 <text:s text:c="2"/>|</text:p>
      <text:p text:style-name="P2"><text:s text:c="24"/>|_______|_______|_______|</text:p>
      <text:p text:style-name="P2"><text:s text:c="24"/>| <text:s text:c="6"/>| <text:s text:c="6"/>| <text:s text:c="6"/>|</text:p>
      <text:p text:style-name="P2"><text:s text:c="24"/>| <text:s text:c="2"/>3 <text:s text:c="2"/>| <text:s text:c="2"/>4 <text:s text:c="2"/>| <text:s text:c="2"/>5 <text:s text:c="2"/>|</text:p>
      <text:p text:style-name="P2"><text:s text:c="24"/>|_______|_______|_______|</text:p>
      <text:p text:style-name="P2"><text:s text:c="24"/>| <text:s text:c="6"/>| <text:s text:c="6"/>| <text:s text:c="6"/>|</text:p>
      <text:p text:style-name="P2"><text:s text:c="24"/>| <text:s text:c="2"/>6 <text:s text:c="2"/>| <text:s text:c="2"/>7 <text:s text:c="2"/>| <text:s text:c="2"/>8 <text:s text:c="2"/>|</text:p>
      <text:p text:style-name="P2"><text:s text:c="24"/>|_______|_______|_______|</text:p>
      <text:p text:style-name="P2"><text:s text:c="34"/>Front</text:p>
      <text:p text:style-name="P2"/>
      <text:p text:style-name="P1"/>
      <text:p text:style-name="P3"/>
      <text:p text:style-name="P1">imgbtnTurnFrontFaceToRight <text:s/>imgbtnTurnUpHorMiddleToRightFace <text:s/>imgbtnTurnBackFaceToLeft</text:p>
      <text:p text:style-name="P1"><text:s text:c="4"/>imgbtnTurnLeftFaceToRight <text:s/>imgbtnTurnUpVerMiddleToFrontFace <text:s/>imgbtnTurnRightFaceToLeft</text:p>
      <text:p text:style-name="P1"/>
      <text:p text:style-name="P1">imgbtnTurnUpFaceToLeft <text:s text:c="33"/>imgbtnTurnUpFaceToRight</text:p>
      <text:p text:style-name="P1">imgbtnTurnFrontHorMiddleToRightFace <text:s text:c="20"/>imgbtnTurnFrontHorMiddleToLeftFace</text:p>
      <text:p text:style-name="P1">imgbtnTurnDownFaceToRight <text:s text:c="30"/>imgbtnTurnDownFaceToLeft</text:p>
      <text:p text:style-name="P1"/>
      <text:p text:style-name="P1">imgbtnTurnLeftFaceToLeft <text:s/>imgbtnTurnUpVerMiddleToBackFace <text:s/>imgbtnTurnRightFaceToRight</text:p>
      <text:p text:style-name="P1"><text:s text:c="4"/>imgbtnTurnFrontFaceToLeft <text:s/>imgbtnTurnUpHorMiddleToLeftFace <text:s/>imgbtnTurnBackFaceToRight</text:p>
      <text:p text:style-name="P1"/>
      <text:p text:style-name="P1"/>
      <text:p text:style-name="P1">REM ** SOLCUBE ** ARRAY 'D(53)' - CUBE COLORS </text:p>
      <text:p text:style-name="P1">-------------------------------------------------------------------------------------</text:p>
      <text:p text:style-name="P1">| <text:s text:c="4"/>Front <text:s text:c="2"/>| <text:s text:c="4"/>Right <text:s text:c="2"/>| <text:s text:c="4"/>Back <text:s text:c="3"/>| <text:s text:c="4"/>Left <text:s text:c="3"/>| <text:s text:c="4"/>Up <text:s text:c="5"/>| <text:s text:c="4"/>Down <text:s text:c="3"/>|</text:p>
      <text:p text:style-name="P1">-------------------------------------------------------------------------------------</text:p>
      <text:p text:style-name="P1">| <text:s/>0 <text:s/>Front 1 | <text:s/>9 <text:s/>Right 1 | 18 <text:s/>Back 1 <text:s/>| 27 <text:s/>Left 1 <text:s/>| 36 <text:s/>Up 1 <text:s text:c="3"/>| 45 <text:s/>Down 1 <text:s/>|</text:p>
      <text:p text:style-name="P1">| <text:s/>1 <text:s/>Front 2 | 10 <text:s/>Right 2 | 19 <text:s/>Back 2 <text:s/>| 28 <text:s/>Left 2 <text:s/>| 37 <text:s/>Up 2 <text:s text:c="3"/>| 46 <text:s/>Down 2 <text:s/>|</text:p>
      <text:p text:style-name="P1">| <text:s/>2 <text:s/>Front 3 | 11 <text:s/>Right 3 | 20 <text:s/>Back 3 <text:s/>| 29 <text:s/>Left 3 <text:s/>| 38 <text:s/>Up 3 <text:s text:c="3"/>| 47 <text:s/>Down 3 <text:s/>|</text:p>
      <text:p text:style-name="P1">| <text:s/>3 <text:s/>Front 4 | 12 <text:s/>Right 4 | 21 <text:s/>Back 4 <text:s/>| 30 <text:s/>Left 4 <text:s/>| 39 <text:s/>Up 4 <text:s text:c="3"/>| 48 <text:s/>Down 4 <text:s/>|</text:p>
      <text:p text:style-name="P1">| <text:s/>4 <text:s/>Front 5 | 13 <text:s/>Right 5 | 22 <text:s/>Back 5 <text:s/>| 31 <text:s/>Left 5 <text:s/>| 40 <text:s/>Up 5 <text:s text:c="3"/>| 49 <text:s/>Down 5 <text:s/>|</text:p>
      <text:p text:style-name="P1">| <text:s/>5 <text:s/>Front 6 | 14 <text:s/>Right 6 | 23 <text:s/>Back 6 <text:s/>| 32 <text:s/>Left 6 <text:s/>| 41 <text:s/>Up 6 <text:s text:c="3"/>| 50 <text:s/>Down 6 <text:s/>|</text:p>
      <text:p text:style-name="P1">| <text:s/>6 <text:s/>Front 7 | 15 <text:s/>Right 7 | 24 <text:s/>Back 7 <text:s/>| 33 <text:s/>Left 7 <text:s/>| 42 <text:s/>Up 7 <text:s text:c="3"/>| 51 <text:s/>Down 7 <text:s/>|</text:p>
      <text:p text:style-name="P1">| <text:s/>7 <text:s/>Front 8 | 16 <text:s/>Right 8 | 25 <text:s/>Back 8 <text:s/>| 34 <text:s/>Left 8 <text:s/>| 43 <text:s/>Up 8 <text:s text:c="3"/>| 52 <text:s/>Down 8 <text:s/>|</text:p>
      <text:p text:style-name="P1">| <text:s/>8 <text:s/>Front 9 | 17 <text:s/>Right 9 | 26 <text:s/>Back 9 <text:s/>| 35 <text:s/>Left 9 <text:s/>| 44 <text:s/>Up 9 <text:s text:c="3"/>| 53 <text:s/>Down 9 <text:s/>|</text:p>
      <text:p text:style-name="P1">-------------------------------------------------------------------------------------</text:p>
      <text:p text:style-name="P1">| <text:s/>1 <text:s/>Red <text:s text:c="4"/>| <text:s/>2 <text:s/>Blue <text:s text:c="3"/>| <text:s/>3 <text:s/>Orange <text:s/>| <text:s/>4 <text:s/>Green <text:s text:c="2"/>| <text:s/>5 <text:s/>White <text:s text:c="2"/>| <text:s/>6 <text:s/>Yellow <text:s/>|</text:p>
      <text:p text:style-name="P1">| <text:s text:c="3"/>#FF0000 <text:s/>| <text:s text:c="3"/>#0000FF <text:s/>| <text:s text:c="3"/>#FF8000 <text:s/>| <text:s text:c="3"/>#008000 <text:s/>| <text:s text:c="3"/>#FFFFFF <text:s/>| <text:s text:c="3"/>#FFFF00 <text:s/>|</text:p>
      <text:p text:style-name="P1">-------------------------------------------------------------------------------------</text:p>
      <text:p text:style-name="P1"/>
      <text:p text:style-name="P1"/>
      <text:p text:style-name="P4">REM ** SOLCUBE ** ARRAY 'A$(217)' - INSTRUCTIONS</text:p>
      <text:p text:style-name="P2"/>
      <text:p text:style-name="P2">Boven -&gt; Up <text:s text:c="8"/>Achter -&gt; Back <text:s text:c="5"/>M1 <text:s/>Down to Front <text:s text:c="5"/>M2 <text:s/>Up to Right</text:p>
      <text:p text:style-name="P2">Rechts -&gt; Right <text:s text:c="4"/>Links -&gt; Left <text:s text:c="5"/>-M1 <text:s/>Up to Front <text:s text:c="6"/>-M2 <text:s/>Down to Right</text:p>
      <text:p text:style-name="P2">Voor -&gt; Front <text:s text:c="6"/>Onder -&gt; Down</text:p>
      <text:p text:style-name="P2">turn CW = clockwise ; turn CCW = counterclockwise ; turn 2 = 2 x turn CW (half turn)</text:p>
      <text:p text:style-name="P2">-------------------------------------------------------------------------------------</text:p>
      <text:p text:style-name="P2">| <text:s text:c="2"/>0 <text:s text:c="2"/>V <text:s text:c="2"/>FrontCW <text:s/>| <text:s/>54 <text:s text:c="2"/>L <text:s text:c="2"/>LeftCW <text:s text:c="2"/>| 108 <text:s text:c="2"/>R <text:s text:c="2"/>RightCW <text:s/>| 163 <text:s text:c="2"/>-B <text:s/>UpCCW <text:s text:c="3"/>|</text:p>
      <text:p text:style-name="P2">| <text:s text:c="2"/>1 <text:s text:c="2"/>V <text:s text:c="2"/>FrontCW <text:s/>| <text:s/>55 <text:s text:c="2"/>-B <text:s/>UpCCW <text:s text:c="3"/>| 109 <text:s text:c="2"/>V <text:s text:c="2"/>FrontCW <text:s/>| 164 <text:s text:c="2"/>O <text:s text:c="2"/>DownCW <text:s text:c="2"/>|</text:p>
      <text:p text:style-name="P2">| <text:s text:c="2"/>2 <text:s text:c="2"/>A <text:s text:c="2"/>BackCW <text:s text:c="2"/>| <text:s/>56 <text:s text:c="2"/>-V <text:s/>FrontCCW | 110 <text:s text:c="2"/>B <text:s text:c="2"/>UpCW <text:s text:c="4"/>| 165 <text:s text:c="2"/>A <text:s text:c="2"/>BackCW <text:s text:c="2"/>|</text:p>
      <text:p text:style-name="P2">| <text:s text:c="2"/>3 <text:s text:c="2"/>A <text:s text:c="2"/>BackCW <text:s text:c="2"/>| <text:s/>57 <text:s text:c="2"/>A <text:s text:c="2"/>BackCW <text:s text:c="2"/>| 111 <text:s text:c="2"/>-O <text:s/>DownCCW <text:s/>| 166 <text:s text:c="2"/>-B <text:s/>UpCCW <text:s text:c="3"/>|</text:p>
      <text:p text:style-name="P2">| <text:s text:c="2"/>4 <text:s text:c="2"/>M2 <text:s text:c="10"/>| <text:s/>58 <text:s text:c="2"/>L <text:s text:c="2"/>LeftCW <text:s text:c="2"/>| 112 <text:s text:c="2"/>L <text:s text:c="2"/>LeftCW <text:s text:c="2"/>| 167 <text:s text:c="2"/>L <text:s text:c="2"/>LeftCW <text:s text:c="2"/>|</text:p>
      <text:p text:style-name="P2">| <text:s text:c="2"/>5 <text:s text:c="2"/>M2 <text:s text:c="10"/>| <text:s/>59 <text:s text:c="2"/>L <text:s text:c="2"/>LeftCW<text:tab/> <text:s/>| 113 <text:s text:c="2"/>L <text:s text:c="2"/>LeftCW <text:s text:c="2"/>| 168 <text:s text:c="2"/>-B <text:s/>UpCCW <text:s text:c="3"/>|</text:p>
      <text:p text:style-name="P2">| <text:s text:c="2"/>6 <text:s text:c="2"/>B <text:s text:c="2"/>UpCW <text:s text:c="4"/>| <text:s/>60 <text:s text:c="2"/>V <text:s text:c="2"/>FrontCW <text:s/>| 114 <text:s text:c="2"/>B <text:s text:c="2"/>UpCW <text:s text:c="4"/>| 169 <text:s text:c="2"/>O <text:s text:c="2"/>DownCW <text:s text:c="2"/>|</text:p>
      <text:p text:style-name="P2">| <text:s text:c="2"/>7 <text:s text:c="2"/>M <text:s text:c="2"/>MiddleCW | <text:s/>61 <text:s text:c="2"/>-A <text:s/>BackCCW <text:s/>| 115 <text:s text:c="2"/>B <text:s text:c="2"/>UpCW <text:s text:c="4"/>| 170 <text:s text:c="2"/>-V <text:s/>FrontCCW |</text:p>
      <text:p text:style-name="P2">| <text:s text:c="2"/>8 <text:s text:c="2"/>-O <text:s/>DownCCW <text:s/>| <text:s/>62 <text:s text:c="2"/>-B <text:s/>UpCCW <text:s text:c="3"/>| 116 <text:s text:c="2"/>O <text:s text:c="2"/>DownCW <text:s text:c="2"/>| 171 <text:s text:c="2"/>-B <text:s/>UpCCW <text:s text:c="3"/>|</text:p>
      <text:p text:style-name="P2">| <text:s text:c="2"/>9 <text:s text:c="2"/>-L <text:s/>LeftCCW <text:s/>| <text:s/>63 <text:s text:c="2"/>L <text:s text:c="2"/>LeftCW <text:s text:c="2"/>| 117 <text:s text:c="2"/>O <text:s text:c="2"/>DownCW <text:s text:c="2"/>| 172 <text:s text:c="2"/>-A <text:s/>BackCCW <text:s/>|</text:p>
      <text:p text:style-name="P2">| <text:s/>10 <text:s text:c="2"/>B <text:s text:c="2"/>UpCW <text:s text:c="4"/>| <text:s/>64 <text:s text:c="2"/>L <text:s text:c="2"/>LeftCW <text:s text:c="2"/>| 118 <text:s text:c="2"/>R <text:s text:c="2"/>RightCW <text:s/>| 173 <text:s text:c="2"/>B <text:s text:c="2"/>UpCW <text:s text:c="4"/>|</text:p>
      <text:p text:style-name="P2">| <text:s/>11 <text:s text:c="2"/>R <text:s text:c="2"/>RightCW <text:s/>| <text:s/>65 <text:s text:c="2"/>R <text:s text:c="2"/>RightCW <text:s/>| 119 <text:s text:c="2"/>-R <text:s/>RightCCW | 174 <text:s text:c="2"/>-O <text:s/>DownCCW <text:s/>|</text:p>
      <text:p text:style-name="P2">| <text:s/>12 <text:s text:c="2"/>-B <text:s/>UpCCW <text:s text:c="3"/>| <text:s/>66 <text:s text:c="2"/>R <text:s text:c="2"/>RightCW <text:s/>| 120 <text:s text:c="2"/>O <text:s text:c="2"/>DownCW <text:s text:c="2"/>| 175 <text:s text:c="2"/>R <text:s text:c="2"/>RightCW <text:s/>|</text:p>
      <text:p text:style-name="P2">| <text:s/>13 <text:s text:c="2"/>L <text:s text:c="2"/>LeftCW <text:s text:c="2"/>| <text:s/>67 <text:s text:c="2"/>L <text:s text:c="2"/>LeftCW <text:s text:c="2"/>| 121 <text:s text:c="2"/>O <text:s text:c="2"/>DownCW <text:s text:c="2"/>| 176 <text:s text:c="2"/>-B <text:s/>UpCCW <text:s text:c="3"/>|</text:p>
      <text:p text:style-name="P2">| <text:s/>14 <text:s text:c="2"/>B <text:s text:c="2"/>UpCW <text:s text:c="4"/>| <text:s/>68 <text:s text:c="2"/>L <text:s text:c="2"/>LeftCW <text:s text:c="2"/>| 122 <text:s text:c="2"/>B <text:s text:c="2"/>UpCW <text:s text:c="4"/>| 177 <text:s text:c="2"/>-B <text:s/>UpCCW <text:s text:c="3"/>|</text:p>
      <text:p text:style-name="P2">| <text:s/>15 <text:s text:c="2"/>-R <text:s/>RightCCW | <text:s/>69 <text:s text:c="2"/>O <text:s text:c="2"/>DownCW <text:s text:c="2"/>| 123 <text:s text:c="2"/>B <text:s text:c="2"/>UpCW <text:s text:c="4"/>| 178 <text:s text:c="2"/>L <text:s text:c="2"/>LeftCW <text:s text:c="2"/>|</text:p>
      <text:p text:style-name="P2">| <text:s/>16 <text:s text:c="2"/>-B <text:s/>UpCCW <text:s text:c="3"/>| <text:s/>70 <text:s text:c="2"/>R <text:s text:c="2"/>RightCW <text:s/>| 124 <text:s text:c="2"/>L <text:s text:c="2"/>LeftCW <text:s text:c="2"/>| 179 <text:s text:c="2"/>-B <text:s/>UpCCW <text:s text:c="3"/>|</text:p>
      <text:p text:style-name="P2">| <text:s/>17 <text:s text:c="2"/>B <text:s text:c="2"/>UpCW <text:s text:c="4"/>| <text:s/>71 <text:s text:c="2"/>R <text:s text:c="2"/>RightCW <text:s/>| 125 <text:s text:c="2"/>L <text:s text:c="2"/>LeftCW <text:s text:c="2"/>| 180 <text:s text:c="2"/>O <text:s text:c="2"/>DownCW <text:s text:c="2"/>|</text:p>
      <text:p text:style-name="P2">| <text:s/>18 <text:s text:c="2"/>R <text:s text:c="2"/>RightCW <text:s/>| <text:s/>72 <text:s text:c="2"/>L <text:s text:c="2"/>LeftCW <text:s text:c="2"/>| 126 <text:s text:c="2"/>O <text:s text:c="2"/>DownCW <text:s text:c="2"/>| 181 <text:s text:c="2"/>-V <text:s/>FrontCCW |</text:p>
      <text:p text:style-name="P2">| <text:s/>19 <text:s text:c="2"/>-B <text:s/>UpCCW <text:s text:c="3"/>| <text:s/>73 <text:s text:c="2"/>L <text:s text:c="2"/>LeftCW <text:s text:c="2"/>| 127 <text:s text:c="2"/>-B <text:s/>UpCCW <text:s text:c="3"/>| 182 <text:s text:c="2"/>-R <text:s/>RightCCW |</text:p>
      <text:p text:style-name="P2">| <text:s/>20 <text:s text:c="2"/>-L <text:s/>LeftCCW <text:s/>| <text:s/>74 <text:s text:c="2"/>B <text:s text:c="2"/>UpCW <text:s text:c="4"/>| 128 <text:s text:c="2"/>-V <text:s/>FrontCCW | 183 <text:s text:c="2"/>-B <text:s/>UpCCW <text:s text:c="3"/>|</text:p>
      <text:p text:style-name="P2">| <text:s/>21 <text:s text:c="2"/>B <text:s text:c="2"/>UpCW <text:s text:c="4"/>| <text:s/>75 <text:s text:c="2"/>B <text:s text:c="2"/>UpCW <text:s text:c="4"/>| 129 <text:s text:c="2"/>-O <text:s/>DownCCW <text:s/>| 184 <text:s text:c="2"/>-B <text:s/>UpCCW <text:s text:c="3"/>|</text:p>
      <text:p text:style-name="P2">| <text:s/>22 <text:s text:c="2"/>-R <text:s/>RightCCW | <text:s/>76 <text:s text:c="2"/>R <text:s text:c="2"/>RightCW <text:s/>| 130 <text:s text:c="2"/>-R <text:s/>RightCCW | 185 <text:s text:c="2"/>O <text:s text:c="2"/>DownCW <text:s text:c="2"/>|</text:p>
      <text:p text:style-name="P2">| <text:s/>23 <text:s text:c="2"/>-B <text:s/>UpCCW <text:s text:c="3"/>| <text:s/>77 <text:s text:c="2"/>R <text:s text:c="2"/>RightCW <text:s/>| 131 <text:s text:c="2"/>O <text:s text:c="2"/>DownCW <text:s text:c="2"/>| 186 <text:s text:c="2"/>O <text:s text:c="2"/>DownCW <text:s text:c="2"/>|</text:p>
      <text:p text:style-name="P2">| <text:s/>24 <text:s text:c="2"/>L <text:s text:c="2"/>LeftCW <text:s text:c="2"/>| <text:s/>78 <text:s text:c="2"/>L <text:s text:c="2"/>LeftCW <text:s text:c="2"/>| 132 <text:s text:c="2"/>R <text:s text:c="2"/>RightCW <text:s/>| 187 <text:s text:c="2"/>L <text:s text:c="2"/>LeftCW <text:s text:c="2"/>|</text:p>
      <text:p text:style-name="P2">| <text:s/>25 <text:s text:c="2"/>V <text:s text:c="2"/>FrontCW <text:s/>| <text:s/>79 <text:s text:c="2"/>L <text:s text:c="2"/>LeftCW <text:s text:c="2"/>| 133 <text:s text:c="2"/>O <text:s text:c="2"/>DownCW <text:s text:c="2"/>| 188 <text:s text:c="2"/>-B <text:s/>UpCCW <text:s text:c="3"/>|</text:p>
      <text:p text:style-name="P2">| <text:s/>26 <text:s text:c="2"/>-B <text:s/>UpCCW <text:s text:c="3"/>| <text:s/>80 <text:s text:c="2"/>O <text:s text:c="2"/>DownCW <text:s text:c="2"/>| 134 <text:s text:c="2"/>V <text:s text:c="2"/>FrontCW <text:s/>| 189 <text:s text:c="2"/>V <text:s text:c="2"/>FrontCW <text:s/>|</text:p>
      <text:p text:style-name="P2">| <text:s/>27 <text:s text:c="2"/>-A <text:s/>BackCCW <text:s/>| <text:s/>81 <text:s text:c="2"/>R <text:s text:c="2"/>RightCW <text:s/>| 135 <text:s text:c="2"/>-O <text:s/>DownCCW <text:s/>| 190 <text:s text:c="2"/>-B <text:s/>UpCCW <text:s text:c="3"/>|</text:p>
      <text:p text:style-name="P2">| <text:s/>28 <text:s text:c="2"/>B <text:s text:c="2"/>UpCW <text:s text:c="4"/>| <text:s/>82 <text:s text:c="2"/>R <text:s text:c="2"/>RightCW <text:s/>| 136 <text:s text:c="2"/>-V <text:s/>FrontCCW | 191 <text:s text:c="2"/>O <text:s text:c="2"/>DownCW <text:s text:c="2"/>|</text:p>
      <text:p text:style-name="P2">| <text:s/>29 <text:s text:c="2"/>-V <text:s/>FrontCCW | <text:s/>83 <text:s text:c="2"/>L <text:s text:c="2"/>LeftCW <text:s text:c="2"/>| 137 <text:s text:c="2"/>O <text:s text:c="2"/>Down <text:s text:c="4"/>| 192 <text:s text:c="2"/>-R <text:s/>RightCCW |</text:p>
      <text:p text:style-name="P2">| <text:s/>30 <text:s text:c="2"/>-B <text:s/>UpCCW <text:s text:c="3"/>| <text:s/>84 <text:s text:c="2"/>L <text:s text:c="2"/>LeftCW <text:s text:c="2"/>| 138 <text:s text:c="2"/>L <text:s text:c="2"/>LeftCW <text:s text:c="2"/>| 193 <text:s text:c="2"/>-R <text:s/>RightCCW |</text:p>
      <text:p text:style-name="P2">| <text:s/>31 <text:s text:c="2"/>A <text:s text:c="2"/>BackCW <text:s text:c="2"/>| <text:s/>85 <text:s text:c="2"/>R <text:s text:c="2"/>RightCW <text:s/>| 139 <text:s text:c="2"/>-O <text:s/>DownCCW <text:s/>| 194 <text:s text:c="2"/>-B <text:s/>UpCCW <text:s text:c="3"/>|</text:p>
      <text:p text:style-name="P2">| <text:s/>32 <text:s text:c="2"/>B <text:s text:c="2"/>UpCW <text:s text:c="4"/>| <text:s/>86 <text:s text:c="2"/>A <text:s text:c="2"/>BackCW <text:s text:c="2"/>| 140 <text:s text:c="2"/>-L <text:s/>LeftCCW <text:s/>| 195 <text:s text:c="2"/>O <text:s text:c="2"/>DownCW <text:s text:c="2"/>|</text:p>
      <text:p text:style-name="P2">| <text:s/>33 <text:s text:c="2"/>B <text:s text:c="2"/>UpCW <text:s text:c="4"/>| <text:s/>87 <text:s text:c="2"/>B <text:s text:c="2"/>UpCW <text:s text:c="4"/>| 141 <text:s text:c="2"/>-O <text:s/>DownCCW <text:s/>| 196 <text:s text:c="2"/>A <text:s text:c="2"/>BackCW <text:s text:c="2"/>|</text:p>
      <text:p text:style-name="P2">| <text:s/>34 <text:s text:c="2"/>B <text:s text:c="2"/>UpCW <text:s text:c="4"/>| <text:s/>88 <text:s text:c="2"/>-A <text:s/>BackCCW <text:s/>| 142 <text:s text:c="2"/>-V <text:s/>FrontCCW | 197 <text:s text:c="2"/>B <text:s text:c="2"/>UpCW <text:s text:c="4"/>|</text:p>
      <text:p text:style-name="P2">| <text:s/>35 <text:s text:c="2"/>V <text:s text:c="2"/>FrontCW <text:s/>| <text:s/>89 <text:s text:c="2"/>-B <text:s/>UpCCW <text:s text:c="3"/>| 143 <text:s text:c="2"/>O <text:s text:c="2"/>DownCW <text:s text:c="2"/>| 198 <text:s text:c="2"/>V <text:s text:c="2"/>FrontCW <text:s/>|</text:p>
      <text:p text:style-name="P2">| <text:s/>36 <text:s text:c="2"/>B <text:s text:c="2"/>UpCW <text:s text:c="4"/>| <text:s/>90 <text:s text:c="2"/>R <text:s text:c="2"/>RightCW <text:s/>| 144 <text:s text:c="2"/>V <text:s text:c="2"/>FrontCW <text:s/>| 199 <text:s text:c="2"/>-B <text:s/>UpCCW <text:s text:c="3"/>|</text:p>
      <text:p text:style-name="P2">| <text:s/>37 <text:s text:c="2"/>R <text:s text:c="2"/>RightCW <text:s/>| <text:s/>91 <text:s text:c="2"/>R <text:s text:c="2"/>RightCW <text:s/>| 145 <text:s text:c="2"/>V <text:s text:c="2"/>FrontCW <text:s/>| 200 <text:s text:c="2"/>-O <text:s/>DownCCW <text:s/>|</text:p>
      <text:p text:style-name="P2">| <text:s/>38 <text:s text:c="2"/>-B <text:s/>UpCCW <text:s text:c="3"/>| <text:s/>92 <text:s text:c="2"/>-V <text:s/>FrontCCW | 146 <text:s text:c="2"/>O <text:s text:c="2"/>DownCW <text:s text:c="2"/>| 201 <text:s text:c="2"/>-R <text:s/>RightCCW |</text:p>
      <text:p text:style-name="P2">| <text:s/>39 <text:s text:c="2"/>-R <text:s/>RightCCW | <text:s/>93 <text:s text:c="2"/>-B <text:s/>UpCCW <text:s text:c="3"/>| 147 <text:s text:c="2"/>-V <text:s/>FrontCCW | 202 <text:s text:c="2"/>-B <text:s/>UpCCW <text:s text:c="3"/>|</text:p>
      <text:p text:style-name="P2">| <text:s/>40 <text:s text:c="2"/>-V <text:s/>FrontCCW | <text:s/>94 <text:s text:c="2"/>V <text:s text:c="2"/>FrontCW <text:s/>| 148 <text:s text:c="2"/>-R <text:s/>RightCCW | 203 <text:s text:c="2"/>-B <text:s/>UpCCW <text:s text:c="3"/>|</text:p>
      <text:p text:style-name="P2">| <text:s/>41 <text:s text:c="2"/>L <text:s text:c="2"/>LeftCW <text:s text:c="2"/>| <text:s/>95 <text:s text:c="2"/>B <text:s text:c="2"/>UpCW <text:s text:c="4"/>| 149 <text:s text:c="2"/>-O <text:s/>DownCCW <text:s/>| 204 <text:s text:c="2"/>-L <text:s/>LeftCCW <text:s/>|</text:p>
      <text:p text:style-name="P2">| <text:s/>42 <text:s text:c="2"/>L <text:s text:c="2"/>LeftCW <text:s text:c="2"/>| <text:s/>96 <text:s text:c="2"/>R <text:s text:c="2"/>RightCW <text:s/>| 150 <text:s text:c="2"/>R <text:s text:c="2"/>RightCW <text:s/>| 205 <text:s text:c="2"/>B <text:s text:c="2"/>UpCW <text:s text:c="4"/>|</text:p>
      <text:p text:style-name="P2">| <text:s/>43 <text:s text:c="2"/>B <text:s text:c="2"/>UpCW <text:s text:c="4"/>| <text:s/>97 <text:s text:c="2"/>-R <text:s/>RightCCW | 151 <text:s text:c="2"/>-R <text:s/>RightCCW | 206 <text:s text:c="2"/>-O <text:s/>DownCCW <text:s/>|</text:p>
      <text:p text:style-name="P2">| <text:s/>44 <text:s text:c="2"/>-V <text:s/>FrontCCW | <text:s/>98 <text:s text:c="2"/>O <text:s text:c="2"/>DownCW <text:s text:c="2"/>| 152 <text:s text:c="2"/>O <text:s text:c="2"/>DownCW <text:s text:c="2"/>| 207 <text:s text:c="2"/>A <text:s text:c="2"/>BackCW <text:s text:c="2"/>|</text:p>
      <text:p text:style-name="P2">| <text:s/>45 <text:s text:c="2"/>A <text:s text:c="2"/>BackCW <text:s text:c="2"/>| <text:s/>99 <text:s text:c="2"/>R <text:s text:c="2"/>RightCW <text:s/>| 153 <text:s text:c="2"/>R <text:s text:c="2"/>RightCW <text:s/>| 208 <text:s text:c="2"/>-R <text:s/>RightCCW |</text:p>
      <text:p text:style-name="P2">| <text:s/>46 <text:s text:c="2"/>L <text:s text:c="2"/>LeftCW <text:s text:c="2"/>| 100 <text:s text:c="2"/>V <text:s text:c="2"/>FrontCW <text:s/>| 154 <text:s text:c="2"/>O <text:s text:c="2"/>DownCW <text:s text:c="2"/>| 209 <text:s text:c="2"/>-B <text:s/>UpCCW <text:s text:c="3"/>|</text:p>
      <text:p text:style-name="P2">| <text:s/>47 <text:s text:c="2"/>L <text:s text:c="2"/>LeftCW <text:s text:c="2"/>| 101 <text:s text:c="2"/>O <text:s text:c="2"/>DownCW <text:s text:c="2"/>| 155 <text:s text:c="2"/>O <text:s text:c="2"/>DownCW <text:s text:c="2"/>| 210 <text:s text:c="2"/>O <text:s text:c="2"/>DownCW <text:s text:c="2"/>|</text:p>
      <text:p text:style-name="P2">| <text:s/>48 <text:s text:c="2"/>V <text:s text:c="2"/>FrontCW <text:s/>| 102 <text:s text:c="2"/>-V <text:s/>FrontCCW | 156 <text:s text:c="2"/>-R <text:s/>RightCCW | 211 <text:s text:c="2"/>A <text:s text:c="2"/>BackCW <text:s text:c="2"/>|</text:p>
      <text:p text:style-name="P2">| <text:s/>49 <text:s text:c="2"/>-A <text:s/>BackCCW <text:s/>| 103 <text:s text:c="2"/>V <text:s text:c="2"/>FrontCW <text:s/>| 157 <text:s text:c="2"/>-O <text:s/>DownCCW <text:s/>| 212 <text:s text:c="2"/>B <text:s text:c="2"/>UpCW <text:s text:c="4"/>|</text:p>
      <text:p text:style-name="P2">| <text:s/>50 <text:s text:c="2"/>B <text:s text:c="2"/>UpCW <text:s text:c="4"/>| 104 <text:s text:c="2"/>-O <text:s/>DownCCW <text:s/>| 158 <text:s text:c="2"/>R <text:s text:c="2"/>RightCW <text:s/>| 213 <text:s text:c="2"/>B <text:s text:c="2"/>UpCW <text:s text:c="4"/>|</text:p>
      <text:p text:style-name="P2">| <text:s/>51 <text:s text:c="2"/>L <text:s text:c="2"/>LeftCW <text:s text:c="2"/>| 105 <text:s text:c="2"/>-V <text:s/>FrontCCW | 159 <text:s text:c="2"/>-B <text:s/>UpCCW <text:s text:c="3"/>| 214 <text:s text:c="2"/>M <text:s text:c="2"/>MiddleCW |</text:p>
      <text:p text:style-name="P2">| <text:s/>52 <text:s text:c="2"/>L <text:s text:c="2"/>LeftCW <text:s text:c="2"/>| 106 <text:s text:c="2"/>-R <text:s/>RightCCW | 160 <text:s text:c="2"/>-M <text:s/>Middle- <text:s/>| 215 <text:s text:c="2"/>M <text:s text:c="2"/>MiddleCW |</text:p>
      <text:p text:style-name="P2">| <text:s/>53 <text:s text:c="2"/>L <text:s text:c="2"/>LeftCW <text:s text:c="2"/>| 107 <text:s text:c="2"/>-O <text:s/>DownCCW <text:s/>| 161 <text:s text:c="2"/>O <text:s text:c="2"/>DownCW <text:s text:c="2"/>| 216 <text:s text:c="2"/>-O <text:s/>DownCCW <text:s/>|</text:p>
      <text:p text:style-name="P2">| <text:s text:c="19"/>| <text:s text:c="19"/>| 162 <text:s text:c="2"/>-R <text:s/>RightCCW | 217 <text:s text:c="2"/>-O <text:s/>DownCCW <text:s/>|</text:p>
      <text:p text:style-name="P2">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scadia Code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ert Geerits</meta:initial-creator>
    <meta:creation-date>2024-01-26T19:39:13.77</meta:creation-date>
    <meta:document-statistic meta:table-count="0" meta:image-count="0" meta:object-count="0" meta:page-count="3" meta:paragraph-count="140" meta:word-count="1752" meta:character-count="10887"/>
    <dc:date>2024-01-26T19:46:05.76</dc:date>
    <dc:creator>Geert Geerits</dc:creator>
    <meta:editing-duration>PT6M52S</meta:editing-duration>
    <meta:editing-cycles>1</meta:editing-cycles>
    <meta:generator>OpenOffice/4.1.15$Win32 OpenOffice.org_project/4115m2$Build-9813</meta:generator>
  </office:meta>
</office:document-meta>
</file>